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text-shadow="1pt 1pt" officeooo:rsid="000fd4b9" officeooo:paragraph-rsid="000fd4b9"/>
    </style:style>
    <style:style style:name="P2" style:family="paragraph" style:parent-style-name="Standard">
      <style:paragraph-properties fo:text-align="justify" style:justify-single-word="false"/>
      <style:text-properties fo:text-shadow="1pt 1pt" officeooo:rsid="000fd4b9" officeooo:paragraph-rsid="000fd4b9"/>
    </style:style>
    <style:style style:name="P3" style:family="paragraph" style:parent-style-name="Standard">
      <style:paragraph-properties fo:text-align="justify" style:justify-single-word="false"/>
      <style:text-properties fo:text-shadow="1pt 1pt" officeooo:rsid="000fff7b" officeooo:paragraph-rsid="000fff7b"/>
    </style:style>
    <style:style style:name="T1" style:family="text">
      <style:text-properties officeooo:rsid="00119790"/>
    </style:style>
    <style:style style:name="T2" style:family="text">
      <style:text-properties officeooo:rsid="00133e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of Blackjack</text:p>
      <text:p text:style-name="P1"/>
      <text:p text:style-name="P2">This game is a simpler version of the game of Blackjack. We are in Las Vegas and if you are playing something here, then it should be a card game for sure. The rules are simple. Whoever, is closer and less than or equal to 21 wins the game. The game is played between the dealer and the user. <text:span text:style-name="T1">It actually can be considered as a game between user 1 and user 2 where User is User 1 and Dealer is User 2. The game will be played in the same computer so it is a multi player game. User 1 will play user's part and User 2 will play Dealer's part. </text:span></text:p>
      <text:p text:style-name="P2"/>
      <text:p text:style-name="P2">Cards are randomly generated and it is made sure that the same card does not repeat in one game.</text:p>
      <text:p text:style-name="P2">As it is a modified version, no split functionality is implemented. No betting is involved. Just play without the fear of losing money! In standard game, Ace is considered both 1 and 11 however, it is only <text:s/>1 here. I would have loved to implement the functionality but could not finish it on time. <text:span text:style-name="T2">After every game, total number of hands won by both are displayed which gives the idea of who is winning overall.</text:span></text:p>
      <text:p text:style-name="P2"/>
      <text:p text:style-name="P2">The <text:s/>game is continuous and user is asked whether he wants to play again or not. Here, multiple levels of difficult could not be generated as this is a game based on pure luck!</text:p>
      <text:p text:style-name="P2">Have fun playing! <text:s text:c="3"/></text:p>
      <text:p text:style-name="P2"/>
      <text:p text:style-name="P2"/>
      <text:p text:style-name="P3">Github Link <text:s/>: https://github.com/parthrparekh93/ZapposBlackjack.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9:44:23.267214148</meta:creation-date>
    <dc:date>2016-03-31T20:12:00.439813263</dc:date>
    <meta:editing-duration>PT10M27S</meta:editing-duration>
    <meta:editing-cycles>4</meta:editing-cycles>
    <meta:generator>LibreOffice/4.4.2.2$Linux_X86_64 LibreOffice_project/40m0$Build-2</meta:generator>
    <meta:document-statistic meta:table-count="0" meta:image-count="0" meta:object-count="0" meta:page-count="1" meta:paragraph-count="7" meta:word-count="250" meta:character-count="1331" meta:non-whitespace-character-count="1080"/>
  </office:meta>
</office:document-meta>
</file>